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1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5" style:family="paragraph" style:parent-style-name="Text_20_body" style:list-style-name="L1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1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fo:color="#800000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1">
      <style:paragraph-properties fo:margin-left="0in" fo:margin-right="0in" fo:margin-top="0in" fo:margin-bottom="0in" fo:line-height="146%" fo:orphans="2" fo:widows="2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style:use-window-font-color="true" style:text-line-through-style="none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use-window-font-color="true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ili Oil – Uncle BeBe Famous Kusho Laijiao Chili Oil</text:p>
      <text:p text:style-name="P1"/>
      <text:list xml:id="list3519614135668813736" text:style-name="L1">
        <text:list-header>
          <text:p text:style-name="P4">Fry until almost brown:</text:p>
          <text:p text:style-name="P5">2 large shallots, chopped</text:p>
        </text:list-header>
      </text:list>
      <text:p text:style-name="P3"/>
      <text:p text:style-name="P3">&gt; Filter fried shallots from oil.</text:p>
      <text:p text:style-name="P3">&gt; Add the oil back to the wok and then fry:</text:p>
      <text:p text:style-name="P3">4 cloves garlic, slices</text:p>
      <text:p text:style-name="P3">1 tbsp ginger, slices</text:p>
      <text:list xml:id="list39223926" text:continue-numbering="true" text:style-name="L1">
        <text:list-header>
          <text:p text:style-name="P6">2 tbsp peanuts</text:p>
          <text:p text:style-name="P5"/>
          <text:p text:style-name="P5">1 cup avocado, vegetable, canola or peanut oil – divided</text:p>
          <text:p text:style-name="P7"><text:span text:style-name="T3">2 tbsp </text:span><text:a xlink:type="simple" xlink:href="https://amzn.to/2Ukuq3U" office:target-frame-name="_blank" xlink:show="new" text:style-name="Internet_20_link" text:visited-style-name="Visited_20_Internet_20_Link"><text:span text:style-name="T1">soy sauce</text:span></text:a></text:p>
          <text:p text:style-name="P7"><text:span text:style-name="T3">2 tbsp </text:span><text:a xlink:type="simple" xlink:href="https://amzn.to/2UmIWbc" office:target-frame-name="_blank" xlink:show="new" text:style-name="Internet_20_link" text:visited-style-name="Visited_20_Internet_20_Link"><text:span text:style-name="T1">toban djan, Chinese chili bean sauce</text:span></text:a></text:p>
          <text:p text:style-name="P5"/>
          <text:p text:style-name="P7"><text:span text:style-name="T3">1 tbsp </text:span><text:a xlink:type="simple" xlink:href="https://amzn.to/2u7j0G5" office:target-frame-name="_blank" xlink:show="new" text:style-name="Internet_20_link" text:visited-style-name="Visited_20_Internet_20_Link"><text:span text:style-name="T1">sichuan peppercorns</text:span></text:a><text:span text:style-name="T3">, ground, optional</text:span></text:p>
          <text:p text:style-name="P8"><text:span text:style-name="T4">1/2 cup red pepper flakes for mild version or </text:span><text:span text:style-name="T2">Thai chili flakes </text:span><text:span text:style-name="T4">for spicy version</text:span></text:p>
          <text:p text:style-name="P5">1 1/2 tbsp sugar</text:p>
          <text:p text:style-name="P5">1/4 tsp salt</text:p>
          <text:p text:style-name="P5"/>
        </text:list-header>
      </text:list>
      <text:p text:style-name="P1">&gt; Wait until cool a little, then add:</text:p>
      <text:list xml:id="list39233487" text:continue-numbering="true" text:style-name="L1">
        <text:list-header>
          <text:p text:style-name="P7"><text:span text:style-name="T3">small pinch of </text:span><text:a xlink:type="simple" xlink:href="https://amzn.to/2UnD819" office:target-frame-name="_blank" xlink:show="new" text:style-name="Internet_20_link" text:visited-style-name="Visited_20_Internet_20_Link"><text:span text:style-name="T1">Chinese five spices</text:span></text:a><text:span text:style-name="T3">, optional</text:span></text:p>
          <text:p text:style-name="P7"><text:span text:style-name="T3">1 tsp </text:span><text:a xlink:type="simple" xlink:href="https://amzn.to/2vHysZJ" office:target-frame-name="_blank" xlink:show="new" text:style-name="Internet_20_link" text:visited-style-name="Visited_20_Internet_20_Link">c</text:a><text:span text:style-name="T1">hicken boullion</text:span></text:p>
          <text:p text:style-name="P5">1 tsp mushroom seasoning</text:p>
        </text:list-header>
      </text:list>
      <text:p text:style-name="P1"/>
      <text:p text:style-name="P1">&gt; Wait until cool, then add garlic and shallo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3T14:07:40.17</meta:creation-date>
    <dc:date>2020-07-01T19:02:17.97</dc:date>
    <meta:editing-duration>P1DT2H5M44S</meta:editing-duration>
    <meta:editing-cycles>11</meta:editing-cycles>
    <meta:generator>OpenOffice/4.1.4$Win32 OpenOffice.org_project/414m5$Build-9788</meta:generator>
    <meta:document-statistic meta:table-count="0" meta:image-count="0" meta:object-count="0" meta:page-count="1" meta:paragraph-count="20" meta:word-count="141" meta:character-count="691"/>
  </office:meta>
</office:document-meta>
</file>